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Heading_20_1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P17" style:family="paragraph" style:parent-style-name="Heading_20_1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P22" style:family="paragraph" style:parent-style-name="Heading_20_1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P31" style:family="paragraph" style:parent-style-name="Heading_20_1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Heading_20_1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Heading_20_1">
      <style:paragraph-properties fo:break-before="auto" fo:line-height="115%" style:writing-mode="lr-tb"/>
    </style:style>
    <style:style style:name="T46_1" style:family="text"/>
    <style:style style:name="T46_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Heading_20_1">
      <style:paragraph-properties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1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T64_22" style:family="text">
      <style:text-properties fo:color="#1155cc" style:text-underline-style="solid" style:text-underline-color="font-color"/>
    </style:style>
    <style:style style:name="T64_23" style:family="text"/>
    <style:style style:name="T64_24" style:family="text">
      <style:text-properties fo:color="#1155cc" style:text-underline-style="solid" style:text-underline-color="font-color"/>
    </style:style>
    <style:style style:name="T64_25" style:family="text"/>
    <style:style style:name="T64_26" style:family="text">
      <style:text-properties fo:color="#1155cc" style:text-underline-style="solid" style:text-underline-color="font-color"/>
    </style:style>
    <style:style style:name="T64_27" style:family="text"/>
    <style:style style:name="T64_28" style:family="text">
      <style:text-properties fo:color="#1155cc" style:text-underline-style="solid" style:text-underline-color="font-color"/>
    </style:style>
    <style:style style:name="T64_29" style:family="text"/>
    <style:style style:name="T64_30" style:family="text">
      <style:text-properties fo:color="#1155cc" style:text-underline-style="solid" style:text-underline-color="font-color"/>
    </style:style>
    <style:style style:name="T64_31" style:family="text"/>
    <style:style style:name="T64_32" style:family="text">
      <style:text-properties fo:color="#1155cc" style:text-underline-style="solid" style:text-underline-color="font-color"/>
    </style:style>
    <style:style style:name="T64_33" style:family="text"/>
    <style:style style:name="T64_34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Nie</text:span><text:span text:style-name="T1_2"><text:s/></text:span><text:span text:style-name="T1_3">od</text:span><text:span text:style-name="T1_4"><text:s/></text:span><text:span text:style-name="T1_5">dziś</text:span><text:span text:style-name="T1_6"><text:s/></text:span><text:span text:style-name="T1_7">wiadomo</text:span><text:span text:style-name="T1_8">,<text:s/></text:span><text:span text:style-name="T1_9">że</text:span><text:span text:style-name="T1_10"><text:s/></text:span><text:span text:style-name="T1_11">nasza</text:span><text:span text:style-name="T1_12"><text:s/></text:span><text:span text:style-name="T1_13">przyszłość</text:span><text:span text:style-name="T1_14"><text:s/></text:span><text:span text:style-name="T1_15">jest</text:span><text:span text:style-name="T1_16"><text:s/></text:span><text:span text:style-name="T1_17">zapisana</text:span><text:span text:style-name="T1_18"><text:s/></text:span><text:span text:style-name="T1_19">w</text:span><text:span text:style-name="T1_20"><text:s/></text:span><text:span text:style-name="T1_21">gwiazdach</text:span><text:span text:style-name="T1_22">.<text:s/></text:span><text:span text:style-name="T1_23">Okazało</text:span><text:span text:style-name="T1_24"><text:s/></text:span><text:span text:style-name="T1_25">się</text:span><text:span text:style-name="T1_26">,<text:s/></text:span><text:span text:style-name="T1_27">że</text:span><text:span text:style-name="T1_28"><text:s/></text:span><text:span text:style-name="T1_29">niektórzy</text:span><text:span text:style-name="T1_30"><text:s/></text:span><text:span text:style-name="T1_31">członkowie</text:span><text:span text:style-name="T1_32"><text:s/></text:span><text:span text:style-name="T1_33">redakcji</text:span><text:span text:style-name="T1_34"><text:s/></text:span><text:span text:style-name="T1_35">hobbystycznie</text:span><text:span text:style-name="T1_36"><text:s/></text:span><text:span text:style-name="T1_37">zajmują</text:span><text:span text:style-name="T1_38"><text:s/></text:span><text:span text:style-name="T1_39">się</text:span><text:span text:style-name="T1_40"><text:s/></text:span><text:span text:style-name="T1_41">przepowiadaniem</text:span><text:span text:style-name="T1_42"><text:s/></text:span><text:span text:style-name="T1_43">przyszłości</text:span><text:span text:style-name="T1_44">.<text:s/></text:span><text:span text:style-name="T1_45">Dlatego</text:span><text:span text:style-name="T1_46"><text:s/></text:span><text:span text:style-name="T1_47">od</text:span><text:span text:style-name="T1_48"><text:s/></text:span><text:span text:style-name="T1_49">teraz</text:span><text:span text:style-name="T1_50"><text:s/></text:span><text:span text:style-name="T1_51">rubryka</text:span><text:span text:style-name="T1_52"><text:s/>"</text:span><text:span text:style-name="T1_53">Horoskop</text:span><text:span text:style-name="T1_54">"<text:s/></text:span><text:span text:style-name="T1_55">na</text:span><text:span text:style-name="T1_56"><text:s/></text:span><text:span text:style-name="T1_57">stałe</text:span><text:span text:style-name="T1_58"><text:s/></text:span><text:span text:style-name="T1_59">zagości</text:span><text:span text:style-name="T1_60"><text:s/></text:span><text:span text:style-name="T1_61">w</text:span><text:span text:style-name="T1_62"><text:s/></text:span><text:span text:style-name="T1_63">naszym</text:span><text:span text:style-name="T1_64"><text:s/></text:span><text:span text:style-name="T1_65">piśmie</text:span><text:span text:style-name="T1_66">.<text:s/></text:span><text:span text:style-name="T1_67">A</text:span><text:span text:style-name="T1_68"><text:s/></text:span><text:span text:style-name="T1_69">teraz</text:span><text:span text:style-name="T1_70"><text:s/></text:span><text:span text:style-name="T1_71">poznajcie</text:span><text:span text:style-name="T1_72">,<text:s/></text:span><text:span text:style-name="T1_73">co</text:span><text:span text:style-name="T1_74"><text:s/></text:span><text:span text:style-name="T1_75">mówią</text:span><text:span text:style-name="T1_76"><text:s/></text:span><text:span text:style-name="T1_77">karty</text:span><text:span text:style-name="T1_78">.</text:span></text:p>
      <text:h text:style-name="P2" text:outline-level="10"><text:bookmark-start text:name="h.khnh44332ny"/><text:bookmark-end text:name="h.khnh44332ny"/><text:span text:style-name="T2_1">Baran</text:span></text:h>
      <text:p text:style-name="P3"><text:span text:style-name="T3_1">21<text:s/></text:span><text:span text:style-name="T3_2">marca</text:span><text:span text:style-name="T3_3"><text:s/>–<text:s/>19<text:s/></text:span><text:span text:style-name="T3_4">kwietnia</text:span><text:span text:style-name="T3_5"><text:s/></text:span></text:p>
      <text:p text:style-name="P4"><text:span text:style-name="T4_1">Miłość</text:span><text:span text:style-name="T4_2">:<text:s/></text:span><text:span text:style-name="T4_3">Nikt</text:span><text:span text:style-name="T4_4"><text:s/></text:span><text:span text:style-name="T4_5">cię</text:span><text:span text:style-name="T4_6"><text:s/></text:span><text:span text:style-name="T4_7">nie</text:span><text:span text:style-name="T4_8"><text:s/></text:span><text:span text:style-name="T4_9">kocha</text:span><text:span text:style-name="T4_10">,<text:s/></text:span><text:span text:style-name="T4_11"><office:annotation><dc:creator/><text:p text:style-name="P5"><text:span text:style-name="T5_1">czy</text:span><text:span text:style-name="T5_2"><text:s/></text:span><text:span text:style-name="T5_3">całość</text:span><text:span text:style-name="T5_4"><text:s/></text:span><text:span text:style-name="T5_5">nie</text:span><text:span text:style-name="T5_6"><text:s/></text:span><text:span text:style-name="T5_7">brzmiałaby</text:span><text:span text:style-name="T5_8"><text:s/></text:span><text:span text:style-name="T5_9">nieco</text:span><text:span text:style-name="T5_10"><text:s/></text:span><text:span text:style-name="T5_11">lepiej</text:span><text:span text:style-name="T5_12">,<text:s/></text:span><text:span text:style-name="T5_13">gdyby</text:span><text:span text:style-name="T5_14"><text:s/></text:span><text:span text:style-name="T5_15">usunąć</text:span><text:span text:style-name="T5_16"><text:s/></text:span><text:span text:style-name="T5_17">wszelkie</text:span><text:span text:style-name="T5_18"><text:s/>"</text:span><text:span text:style-name="T5_19">jak</text:span><text:span text:style-name="T5_20"><text:s/></text:span><text:span text:style-name="T5_21">mi</text:span><text:span text:style-name="T5_22"><text:s/></text:span><text:span text:style-name="T5_23">przykro</text:span><text:span text:style-name="T5_24">"<text:s/></text:span><text:span text:style-name="T5_25">itp</text:span><text:span text:style-name="T5_26">.?</text:span></text:p></office:annotation></text:span><text:span text:style-name="T5_27">przykro</text:span><text:span text:style-name="T5_28"><text:s/></text:span><text:span text:style-name="T5_29">mi</text:span><text:span text:style-name="T5_30">.</text:span><text:span text:style-name="T5_31"><text:s/></text:span></text:p>
      <text:p text:style-name="P6"><text:span text:style-name="T6_1">Kariera</text:span><text:span text:style-name="T6_2">:<text:s/></text:span><text:span text:style-name="T6_3">Nieprzyjazna</text:span><text:span text:style-name="T6_4"><text:s/></text:span><text:span text:style-name="T6_5">koniunkcja</text:span><text:span text:style-name="T6_6"><text:s/></text:span><text:span text:style-name="T6_7">Saturna</text:span><text:span text:style-name="T6_8">,<text:s/></text:span><text:span text:style-name="T6_9">Marsa</text:span><text:span text:style-name="T6_10"><text:s/></text:span><text:span text:style-name="T6_11">i</text:span><text:span text:style-name="T6_12"><text:s/></text:span><text:span text:style-name="T6_13">Planety</text:span><text:span text:style-name="T6_14"><text:s/></text:span><text:span text:style-name="T6_15">Małp</text:span><text:span text:style-name="T6_16"><text:s/></text:span><text:span text:style-name="T6_17">mówi</text:span><text:span text:style-name="T6_18">,<text:s/></text:span><text:span text:style-name="T6_19">że</text:span><text:span text:style-name="T6_20"><text:s/></text:span><text:span text:style-name="T6_21">twoje</text:span><text:span text:style-name="T6_22"><text:s/></text:span><text:span text:style-name="T6_23">kiepskie</text:span><text:span text:style-name="T6_24"><text:s/></text:span><text:span text:style-name="T6_25">fanfiki</text:span><text:span text:style-name="T6_26"><text:s/></text:span><text:span text:style-name="T6_27">nikomu</text:span><text:span text:style-name="T6_28"><text:s/></text:span><text:span text:style-name="T6_29">się</text:span><text:span text:style-name="T6_30"><text:s/></text:span><text:span text:style-name="T6_31">nie</text:span><text:span text:style-name="T6_32"><text:s/></text:span><text:span text:style-name="T6_33">spodobają</text:span><text:span text:style-name="T6_34">.<text:s/></text:span></text:p>
      <text:p text:style-name="P7"><text:span text:style-name="T7_1">Pieniądze</text:span><text:span text:style-name="T7_2">:<text:s/></text:span><text:span text:style-name="T7_3">W</text:span><text:span text:style-name="T7_4"><text:s/></text:span><text:span text:style-name="T7_5">tym</text:span><text:span text:style-name="T7_6"><text:s/></text:span><text:span text:style-name="T7_7">miesiącu</text:span><text:span text:style-name="T7_8"><text:s/></text:span><text:span text:style-name="T7_9">będzie</text:span><text:span text:style-name="T7_10"><text:s/></text:span><text:span text:style-name="T7_11">cię</text:span><text:span text:style-name="T7_12"><text:s/></text:span><text:span text:style-name="T7_13">stać</text:span><text:span text:style-name="T7_14"><text:s/></text:span><text:span text:style-name="T7_15">na</text:span><text:span text:style-name="T7_16"><text:s/></text:span><text:span text:style-name="T7_17">trzy</text:span><text:span text:style-name="T7_18"><text:s/></text:span><text:span text:style-name="T7_19">batoniki</text:span><text:span text:style-name="T7_20"><text:s/></text:span><text:span text:style-name="T7_21">Pawełki</text:span><text:span text:style-name="T7_22">.<text:s/></text:span></text:p>
      <text:h text:style-name="P8" text:outline-level="10"><text:bookmark-start text:name="h.9wrypqg8x7m1"/><text:bookmark-end text:name="h.9wrypqg8x7m1"/><text:span text:style-name="T8_1">Byk</text:span></text:h>
      <text:p text:style-name="P9"><text:span text:style-name="T9_1">20<text:s/></text:span><text:span text:style-name="T9_2">kwietnia</text:span><text:span text:style-name="T9_3"><text:s/>–<text:s/>20<text:s/></text:span><text:span text:style-name="T9_4">maja</text:span><text:span text:style-name="T9_5"><text:s/></text:span></text:p>
      <text:p text:style-name="P10"><text:span text:style-name="T10_1">Miłość</text:span><text:span text:style-name="T10_2">:<text:s/></text:span><text:span text:style-name="T10_3">Zarobisz</text:span><text:span text:style-name="T10_4"><text:s/>100<text:s/></text:span><text:span text:style-name="T10_5">złotych</text:span><text:span text:style-name="T10_6">,<text:s/></text:span><text:span text:style-name="T10_7">stojąc</text:span><text:span text:style-name="T10_8"><text:s/></text:span><text:span text:style-name="T10_9">przy</text:span><text:span text:style-name="T10_10"><text:s/></text:span><text:span text:style-name="T10_11">autostradzie</text:span><text:span text:style-name="T10_12">.<text:s/></text:span></text:p>
      <text:p text:style-name="P11"><text:span text:style-name="T11_1">Kariera</text:span><text:span text:style-name="T11_2">:<text:s/></text:span><text:span text:style-name="T11_3">Księżyc</text:span><text:span text:style-name="T11_4"><text:s/></text:span><text:span text:style-name="T11_5">mówi</text:span><text:span text:style-name="T11_6">,<text:s/></text:span><text:span text:style-name="T11_7">że</text:span><text:span text:style-name="T11_8"><text:s/></text:span><text:span text:style-name="T11_9">awansujesz</text:span><text:span text:style-name="T11_10"><text:s/></text:span><text:span text:style-name="T11_11">lub</text:span><text:span text:style-name="T11_12"><text:s/></text:span><text:span text:style-name="T11_13">dostaniesz</text:span><text:span text:style-name="T11_14"><text:s/></text:span><text:span text:style-name="T11_15">pracę</text:span><text:span text:style-name="T11_16"><text:s/></text:span><text:span text:style-name="T11_17">w</text:span><text:span text:style-name="T11_18"><text:s/></text:span><text:span text:style-name="T11_19">fabryce</text:span><text:span text:style-name="T11_20"><text:s/></text:span><text:span text:style-name="T11_21">kotletów</text:span><text:span text:style-name="T11_22"><text:s/></text:span><text:span text:style-name="T11_23">wołowych</text:span><text:span text:style-name="T11_24">.<text:s/></text:span><text:span text:style-name="T11_25">Pieniądze</text:span><text:span text:style-name="T11_26">:<text:s/></text:span><text:span text:style-name="T11_27">Ty</text:span><text:span text:style-name="T11_28"><text:s/></text:span><text:span text:style-name="T11_29">burżuju</text:span><text:span text:style-name="T11_30">!<text:s/></text:span><text:span text:style-name="T11_31"><office:annotation><dc:creator/><text:p text:style-name="P12"><text:span text:style-name="T12_1">Ma</text:span><text:span text:style-name="T12_2"><text:s/></text:span><text:span text:style-name="T12_3">stówę</text:span><text:span text:style-name="T12_4">!</text:span></text:p></office:annotation></text:span></text:p>
      <text:h text:style-name="P13" text:outline-level="10"><text:bookmark-start text:name="h.i860ycct4qlo"/><text:bookmark-end text:name="h.i860ycct4qlo"/><text:span text:style-name="T13_1">Bliźnięta</text:span></text:h>
      <text:p text:style-name="P14"><text:span text:style-name="T14_1">21<text:s/></text:span><text:span text:style-name="T14_2">maja</text:span><text:span text:style-name="T14_3"><text:s/>–<text:s/>21<text:s/></text:span><text:span text:style-name="T14_4">czerwca</text:span><text:span text:style-name="T14_5"><text:s/></text:span></text:p>
      <text:p text:style-name="P15"><text:span text:style-name="T15_1">Miłość</text:span><text:span text:style-name="T15_2">:<text:s/></text:span><text:span text:style-name="T15_3">Osoba</text:span><text:span text:style-name="T15_4"><text:s/></text:span><text:span text:style-name="T15_5">tej</text:span><text:span text:style-name="T15_6"><text:s/></text:span><text:span text:style-name="T15_7">samej</text:span><text:span text:style-name="T15_8"><text:s/></text:span><text:span text:style-name="T15_9">płci</text:span><text:span text:style-name="T15_10">,<text:s/></text:span><text:span text:style-name="T15_11">którą</text:span><text:span text:style-name="T15_12"><text:s/></text:span><text:span text:style-name="T15_13">od</text:span><text:span text:style-name="T15_14"><text:s/></text:span><text:span text:style-name="T15_15">dawna</text:span><text:span text:style-name="T15_16"><text:s/></text:span><text:span text:style-name="T15_17">się</text:span><text:span text:style-name="T15_18"><text:s/></text:span><text:span text:style-name="T15_19">interesujesz</text:span><text:span text:style-name="T15_20">,<text:s/></text:span><text:span text:style-name="T15_21">odwzajemni</text:span><text:span text:style-name="T15_22"><text:s/></text:span><text:span text:style-name="T15_23">Twoje</text:span><text:span text:style-name="T15_24"><text:s/></text:span><text:span text:style-name="T15_25">uczucie</text:span><text:span text:style-name="T15_26">.<text:s/></text:span><text:span text:style-name="T15_27">Wenus</text:span><text:span text:style-name="T15_28"><text:s/></text:span><text:span text:style-name="T15_29">mówi</text:span><text:span text:style-name="T15_30">,<text:s/></text:span><text:span text:style-name="T15_31">że</text:span><text:span text:style-name="T15_32"><text:s/></text:span><text:span text:style-name="T15_33">sobotę</text:span><text:span text:style-name="T15_34"><text:s/>11<text:s/></text:span><text:span text:style-name="T15_35">kwietnia</text:span><text:span text:style-name="T15_36"><text:s/></text:span><text:span text:style-name="T15_37">spędzicie</text:span><text:span text:style-name="T15_38"><text:s/></text:span><text:span text:style-name="T15_39">razem</text:span><text:span text:style-name="T15_40"><text:s/></text:span><text:span text:style-name="T15_41">przy</text:span><text:span text:style-name="T15_42"><text:s/></text:span><text:span text:style-name="T15_43">blacie</text:span><text:span text:style-name="T15_44"><text:s/></text:span><text:span text:style-name="T15_45">kuchennym</text:span><text:span text:style-name="T15_46">.<text:s/></text:span></text:p>
      <text:p text:style-name="P16"><text:span text:style-name="T16_1">Kariera</text:span><text:span text:style-name="T16_2">:<text:s/></text:span><text:span text:style-name="T16_3">Zwolnią</text:span><text:span text:style-name="T16_4"><text:s/></text:span><text:span text:style-name="T16_5">cię</text:span><text:span text:style-name="T16_6"><text:s/></text:span><text:span text:style-name="T16_7">z</text:span><text:span text:style-name="T16_8"><text:s/></text:span><text:span text:style-name="T16_9">roboty</text:span><text:span text:style-name="T16_10">.<text:s/></text:span><text:span text:style-name="T16_11">Będziesz</text:span><text:span text:style-name="T16_12"><text:s/></text:span><text:span text:style-name="T16_13">musiał</text:span><text:span text:style-name="T16_14"><text:s/></text:span><text:span text:style-name="T16_15">recenzować</text:span><text:span text:style-name="T16_16"><text:s/></text:span><text:span text:style-name="T16_17">kiepskie</text:span><text:span text:style-name="T16_18"><text:s/></text:span><text:span text:style-name="T16_19">fanfiki</text:span><text:span text:style-name="T16_20">,<text:s/></text:span><text:span text:style-name="T16_21">jak</text:span><text:span text:style-name="T16_22"><text:s/></text:span><text:span text:style-name="T16_23">mi</text:span><text:span text:style-name="T16_24"><text:s/></text:span><text:span text:style-name="T16_25">przykro</text:span><text:span text:style-name="T16_26">.<text:s/></text:span><text:span text:style-name="T16_27">Pieniądze</text:span><text:span text:style-name="T16_28">:<text:s/></text:span><text:span text:style-name="T16_29">Brak</text:span><text:span text:style-name="T16_30">.<text:s/></text:span></text:p>
      <text:h text:style-name="P17" text:outline-level="10"><text:bookmark-start text:name="h.39dz778auquh"/><text:bookmark-end text:name="h.39dz778auquh"/><text:span text:style-name="T17_1">Rak</text:span></text:h>
      <text:p text:style-name="P18"><text:span text:style-name="T18_1">22<text:s/></text:span><text:span text:style-name="T18_2">czerwca</text:span><text:span text:style-name="T18_3"><text:s/>–<text:s/>22<text:s/></text:span><text:span text:style-name="T18_4">lipca</text:span><text:span text:style-name="T18_5"><text:s/></text:span></text:p>
      <text:p text:style-name="P19"><text:span text:style-name="T19_1">Miłość</text:span><text:span text:style-name="T19_2">:<text:s/></text:span><text:span text:style-name="T19_3">Chłopak</text:span><text:span text:style-name="T19_4"><text:s/></text:span><text:span text:style-name="T19_5">cię</text:span><text:span text:style-name="T19_6"><text:s/></text:span><text:span text:style-name="T19_7">rzuci</text:span><text:span text:style-name="T19_8">,<text:s/></text:span><text:span text:style-name="T19_9">ponieważ</text:span><text:span text:style-name="T19_10"><text:s/></text:span><text:span text:style-name="T19_11">dowie</text:span><text:span text:style-name="T19_12"><text:s/></text:span><text:span text:style-name="T19_13">się</text:span><text:span text:style-name="T19_14">,<text:s/></text:span><text:span text:style-name="T19_15">iż</text:span><text:span text:style-name="T19_16"><text:s/></text:span><text:span text:style-name="T19_17">zdradzałeś</text:span><text:span text:style-name="T19_18">/</text:span><text:span text:style-name="T19_19">aś</text:span><text:span text:style-name="T19_20"><text:s/></text:span><text:span text:style-name="T19_21">go</text:span><text:span text:style-name="T19_22"><text:s/></text:span><text:span text:style-name="T19_23">z</text:span><text:span text:style-name="T19_24"><text:s/></text:span><text:span text:style-name="T19_25">jego</text:span><text:span text:style-name="T19_26"><text:s/></text:span><text:span text:style-name="T19_27">kochankiem</text:span><text:span text:style-name="T19_28">.<text:s/></text:span></text:p>
      <text:p text:style-name="P20"><text:span text:style-name="T20_1">Kariera</text:span><text:span text:style-name="T20_2">:<text:s/></text:span><text:span text:style-name="T20_3">Szef</text:span><text:span text:style-name="T20_4"><text:s/></text:span><text:span text:style-name="T20_5">cię</text:span><text:span text:style-name="T20_6"><text:s/></text:span><text:span text:style-name="T20_7">wreszcie</text:span><text:span text:style-name="T20_8"><text:s/></text:span><text:span text:style-name="T20_9">doceni</text:span><text:span text:style-name="T20_10"><text:s/></text:span><text:span text:style-name="T20_11">i</text:span><text:span text:style-name="T20_12"><text:s/></text:span><text:span text:style-name="T20_13">dostaniesz</text:span><text:span text:style-name="T20_14"><text:s/></text:span><text:span text:style-name="T20_15">lizaka</text:span><text:span text:style-name="T20_16">.<text:s/></text:span></text:p>
      <text:p text:style-name="P21"><text:span text:style-name="T21_1">Pieniądze</text:span><text:span text:style-name="T21_2">:<text:s/></text:span><text:span text:style-name="T21_3">I</text:span><text:span text:style-name="T21_4"><text:s/></text:span><text:span text:style-name="T21_5">jak</text:span><text:span text:style-name="T21_6"><text:s/></text:span><text:span text:style-name="T21_7">tu</text:span><text:span text:style-name="T21_8"><text:s/></text:span><text:span text:style-name="T21_9">z</text:span><text:span text:style-name="T21_10"><text:s/></text:span><text:span text:style-name="T21_11">tego</text:span><text:span text:style-name="T21_12"><text:s/></text:span><text:span text:style-name="T21_13">wyżyć</text:span><text:span text:style-name="T21_14">?<text:s/></text:span></text:p>
      <text:h text:style-name="P22" text:outline-level="10"><text:bookmark-start text:name="h.298b9p7332kl"/><text:bookmark-end text:name="h.298b9p7332kl"/><text:span text:style-name="T22_1">Lew</text:span></text:h>
      <text:p text:style-name="P23"><text:span text:style-name="T23_1">23<text:s/></text:span><text:span text:style-name="T23_2">lipca</text:span><text:span text:style-name="T23_3"><text:s/>–<text:s/>22<text:s/></text:span><text:span text:style-name="T23_4">sierpnia</text:span><text:span text:style-name="T23_5"><text:s/></text:span></text:p>
      <text:p text:style-name="P24"><text:span text:style-name="T24_1">Miłość</text:span><text:span text:style-name="T24_2">:<text:s/></text:span><text:span text:style-name="T24_3">W</text:span><text:span text:style-name="T24_4"><text:s/></text:span><text:span text:style-name="T24_5">końcu</text:span><text:span text:style-name="T24_6"><text:s/></text:span><text:span text:style-name="T24_7">możesz</text:span><text:span text:style-name="T24_8"><text:s/></text:span><text:span text:style-name="T24_9">cieszyć</text:span><text:span text:style-name="T24_10"><text:s/></text:span><text:span text:style-name="T24_11">się</text:span><text:span text:style-name="T24_12"><text:s/></text:span><text:span text:style-name="T24_13">upragnioną</text:span><text:span text:style-name="T24_14"><text:s/></text:span><text:span text:style-name="T24_15">wolnością</text:span><text:span text:style-name="T24_16">,<text:s/></text:span><text:span text:style-name="T24_17">bo</text:span><text:span text:style-name="T24_18"><text:s/></text:span><text:span text:style-name="T24_19">wreszcie</text:span><text:span text:style-name="T24_20"><text:s/></text:span><text:span text:style-name="T24_21">zostaniesz</text:span><text:span text:style-name="T24_22"><text:s/></text:span><text:span text:style-name="T24_23">singlem</text:span><text:span text:style-name="T24_24">.<text:s/></text:span><text:span text:style-name="T24_25">Equestria</text:span><text:span text:style-name="T24_26"><text:s/></text:span><text:span text:style-name="T24_27">Times</text:span><text:span text:style-name="T24_28"><text:s/></text:span><text:span text:style-name="T24_29">gratuluje</text:span><text:span text:style-name="T24_30">.<text:s/></text:span></text:p>
      <text:p text:style-name="P25"><text:span text:style-name="T25_1">Kariera</text:span><text:span text:style-name="T25_2">:<text:s/></text:span><text:span text:style-name="T25_3">Pod</text:span><text:span text:style-name="T25_4"><text:s/></text:span><text:span text:style-name="T25_5">prysznicem</text:span><text:span text:style-name="T25_6"><text:s/></text:span><text:span text:style-name="T25_7">odkryjesz</text:span><text:span text:style-name="T25_8"><text:s/></text:span><text:span text:style-name="T25_9">swój</text:span><text:span text:style-name="T25_10"><text:s/></text:span><text:span text:style-name="T25_11">talent</text:span><text:span text:style-name="T25_12"><text:s/></text:span><text:span text:style-name="T25_13">muzyczny</text:span><text:span text:style-name="T25_14">.<text:s/></text:span><text:span text:style-name="T25_15">Niestety</text:span><text:span text:style-name="T25_16"><text:s/></text:span><text:span text:style-name="T25_17">nikt</text:span><text:span text:style-name="T25_18"><text:s/></text:span><text:span text:style-name="T25_19">cię</text:span><text:span text:style-name="T25_20"><text:s/></text:span><text:span text:style-name="T25_21">nie</text:span><text:span text:style-name="T25_22"><text:s/></text:span><text:span text:style-name="T25_23">doceni</text:span><text:span text:style-name="T25_24">.<text:s/></text:span><text:span text:style-name="T25_25">Pieniądze</text:span><text:span text:style-name="T25_26">:<text:s/></text:span><text:span text:style-name="T25_27">Według</text:span><text:span text:style-name="T25_28"><text:s/></text:span><text:span text:style-name="T25_29">Neptuna</text:span><text:span text:style-name="T25_30"><text:s/></text:span><text:span text:style-name="T25_31">wygrasz</text:span><text:span text:style-name="T25_32"><text:s/></text:span><text:span text:style-name="T25_33">w</text:span><text:span text:style-name="T25_34"><text:s/></text:span><text:span text:style-name="T25_35">totolotka</text:span><text:span text:style-name="T25_36">.<text:s/></text:span><text:span text:style-name="T25_37">Jednak</text:span><text:span text:style-name="T25_38"><text:s/></text:span><text:span text:style-name="T25_39">Pluton</text:span><text:span text:style-name="T25_40"><text:s/></text:span><text:span text:style-name="T25_41">zaprzecza</text:span><text:span text:style-name="T25_42">…</text:span></text:p>
      <text:h text:style-name="P26" text:outline-level="10"><text:bookmark-start text:name="h.f2q5g92buno4"/><text:bookmark-end text:name="h.f2q5g92buno4"/><text:span text:style-name="T26_1">Panna</text:span></text:h>
      <text:p text:style-name="P27"><text:span text:style-name="T27_1">23<text:s/></text:span><text:span text:style-name="T27_2">sierpnia</text:span><text:span text:style-name="T27_3"><text:s/>–<text:s/>22<text:s/></text:span><text:span text:style-name="T27_4">września</text:span><text:span text:style-name="T27_5"><text:s/></text:span></text:p>
      <text:p text:style-name="P28"><text:span text:style-name="T28_1">Miłość</text:span><text:span text:style-name="T28_2">:<text:s/></text:span><text:span text:style-name="T28_3">Poderwiesz</text:span><text:span text:style-name="T28_4"><text:s/></text:span><text:span text:style-name="T28_5">największe</text:span><text:span text:style-name="T28_6"><text:s/></text:span><text:span text:style-name="T28_7">ciacho</text:span><text:span text:style-name="T28_8"><text:s/></text:span><text:span text:style-name="T28_9">w</text:span><text:span text:style-name="T28_10"><text:s/></text:span><text:span text:style-name="T28_11">szkole</text:span><text:span text:style-name="T28_12">/</text:span><text:span text:style-name="T28_13">pracy</text:span><text:span text:style-name="T28_14">.<text:s/></text:span><text:span text:style-name="T28_15">Spokojnie</text:span><text:span text:style-name="T28_16">,<text:s/></text:span><text:span text:style-name="T28_17">będziesz</text:span><text:span text:style-name="T28_18"><text:s/></text:span><text:span text:style-name="T28_19">tego</text:span><text:span text:style-name="T28_20"><text:s/></text:span><text:span text:style-name="T28_21">żałować</text:span><text:span text:style-name="T28_22">.<text:s/></text:span></text:p>
      <text:p text:style-name="P29"><text:span text:style-name="T29_1">Kariera</text:span><text:span text:style-name="T29_2">:<text:s/></text:span><text:span text:style-name="T29_3">TESCO</text:span><text:span text:style-name="T29_4"><text:s/></text:span><text:span text:style-name="T29_5">poszukuje</text:span><text:span text:style-name="T29_6"><text:s/></text:span><text:span text:style-name="T29_7">nowych</text:span><text:span text:style-name="T29_8"><text:s/></text:span><text:span text:style-name="T29_9">pracowników</text:span><text:span text:style-name="T29_10">.<text:s/></text:span></text:p>
      <text:p text:style-name="P30"><text:span text:style-name="T30_1">Pieniądze</text:span><text:span text:style-name="T30_2">:<text:s/></text:span><text:span text:style-name="T30_3">Całkiem</text:span><text:span text:style-name="T30_4">,<text:s/></text:span><text:span text:style-name="T30_5">całkiem</text:span><text:span text:style-name="T30_6">.<text:s/></text:span><text:span text:style-name="T30_7">W</text:span><text:span text:style-name="T30_8"><text:s/></text:span><text:span text:style-name="T30_9">końcu</text:span><text:span text:style-name="T30_10"><text:s/></text:span><text:span text:style-name="T30_11">rodzice</text:span><text:span text:style-name="T30_12"><text:s/></text:span><text:span text:style-name="T30_13">cię</text:span><text:span text:style-name="T30_14"><text:s/></text:span><text:span text:style-name="T30_15">utrzymują</text:span><text:span text:style-name="T30_16">.<text:s/></text:span></text:p>
      <text:h text:style-name="P31" text:outline-level="10"><text:bookmark-start text:name="h.2p3vy1266ibw"/><text:bookmark-end text:name="h.2p3vy1266ibw"/><text:span text:style-name="T31_1">Waga</text:span></text:h>
      <text:p text:style-name="P32"><text:span text:style-name="T32_1">23<text:s/></text:span><text:span text:style-name="T32_2">września</text:span><text:span text:style-name="T32_3"><text:s/>–<text:s/>22<text:s/></text:span><text:span text:style-name="T32_4">października</text:span><text:span text:style-name="T32_5"><text:s/></text:span></text:p>
      <text:p text:style-name="P33"><text:span text:style-name="T33_1">Miłość</text:span><text:span text:style-name="T33_2">:<text:s/></text:span><text:span text:style-name="T33_3">Ostatnio</text:span><text:span text:style-name="T33_4"><text:s/></text:span><text:span text:style-name="T33_5">przytyłeś</text:span><text:span text:style-name="T33_6">,<text:s/></text:span><text:span text:style-name="T33_7">więc</text:span><text:span text:style-name="T33_8"><text:s/></text:span><text:span text:style-name="T33_9">nikt</text:span><text:span text:style-name="T33_10"><text:s/></text:span><text:span text:style-name="T33_11">cię</text:span><text:span text:style-name="T33_12"><text:s/></text:span><text:span text:style-name="T33_13">nie</text:span><text:span text:style-name="T33_14"><text:s/></text:span><text:span text:style-name="T33_15">zechce</text:span><text:span text:style-name="T33_16">.<text:s/></text:span></text:p>
      <text:p text:style-name="P34"><text:span text:style-name="T34_1">Kariera</text:span><text:span text:style-name="T34_2">:<text:s/></text:span><text:span text:style-name="T34_3">McDonald</text:span><text:span text:style-name="T34_4">’</text:span><text:span text:style-name="T34_5">s</text:span><text:span text:style-name="T34_6"><text:s/></text:span><text:span text:style-name="T34_7">chętnie</text:span><text:span text:style-name="T34_8"><text:s/></text:span><text:span text:style-name="T34_9">przyjmie</text:span><text:span text:style-name="T34_10"><text:s/></text:span><text:span text:style-name="T34_11">cię</text:span><text:span text:style-name="T34_12"><text:s/></text:span><text:span text:style-name="T34_13">w</text:span><text:span text:style-name="T34_14"><text:s/></text:span><text:span text:style-name="T34_15">szeregi</text:span><text:span text:style-name="T34_16"><text:s/></text:span><text:span text:style-name="T34_17">swoich</text:span><text:span text:style-name="T34_18"><text:s/></text:span><text:span text:style-name="T34_19">krytyków</text:span><text:span text:style-name="T34_20"><text:s/></text:span><text:span text:style-name="T34_21">kulinarnych</text:span><text:span text:style-name="T34_22">.<text:s/></text:span></text:p>
      <text:p text:style-name="P35"><text:span text:style-name="T35_1">Pieniądze</text:span><text:span text:style-name="T35_2">:<text:s/></text:span><text:span text:style-name="T35_3">Zarabiasz</text:span><text:span text:style-name="T35_4"><text:s/></text:span><text:span text:style-name="T35_5">najniższą</text:span><text:span text:style-name="T35_6"><text:s/></text:span><text:span text:style-name="T35_7">krajową</text:span><text:span text:style-name="T35_8">.<text:s/></text:span></text:p>
      <text:h text:style-name="P36" text:outline-level="10"><text:bookmark-start text:name="h.gp46lrwl1f2q"/><text:bookmark-end text:name="h.gp46lrwl1f2q"/><text:span text:style-name="T36_1">Skorpion</text:span></text:h>
      <text:p text:style-name="P37"><text:span text:style-name="T37_1">23<text:s/></text:span><text:span text:style-name="T37_2">października</text:span><text:span text:style-name="T37_3"><text:s/>–<text:s/>21<text:s/></text:span><text:span text:style-name="T37_4">listopada</text:span></text:p>
      <text:p text:style-name="P38"><text:span text:style-name="T38_1">Miłość</text:span><text:span text:style-name="T38_2">:<text:s/></text:span><text:span text:style-name="T38_3">Otrujesz</text:span><text:span text:style-name="T38_4"><text:s/></text:span><text:span text:style-name="T38_5">partnera</text:span><text:span text:style-name="T38_6"><text:s/></text:span><text:span text:style-name="T38_7">i</text:span><text:span text:style-name="T38_8"><text:s/></text:span><text:span text:style-name="T38_9">dostaniesz</text:span><text:span text:style-name="T38_10"><text:s/></text:span><text:span text:style-name="T38_11">po</text:span><text:span text:style-name="T38_12"><text:s/></text:span><text:span text:style-name="T38_13">nim</text:span><text:span text:style-name="T38_14">/</text:span><text:span text:style-name="T38_15">niej</text:span><text:span text:style-name="T38_16"><text:s/></text:span><text:span text:style-name="T38_17">całkiem</text:span><text:span text:style-name="T38_18"><text:s/></text:span><text:span text:style-name="T38_19">ładny</text:span><text:span text:style-name="T38_20"><text:s/></text:span><text:span text:style-name="T38_21">spadek</text:span><text:span text:style-name="T38_22">.<text:s/></text:span></text:p>
      <text:p text:style-name="P39"><text:span text:style-name="T39_1">Kariera</text:span><text:span text:style-name="T39_2">:<text:s/></text:span><text:span text:style-name="T39_3">Pracownicy</text:span><text:span text:style-name="T39_4"><text:s/></text:span><text:span text:style-name="T39_5">oskarżą</text:span><text:span text:style-name="T39_6"><text:s/></text:span><text:span text:style-name="T39_7">cię</text:span><text:span text:style-name="T39_8"><text:s/></text:span><text:span text:style-name="T39_9">o</text:span><text:span text:style-name="T39_10"><text:s/></text:span><text:span text:style-name="T39_11">mobbing</text:span><text:span text:style-name="T39_12">.<text:s/></text:span></text:p>
      <text:p text:style-name="P40"><text:span text:style-name="T40_1">Pieniądze</text:span><text:span text:style-name="T40_2">:<text:s/></text:span><text:span text:style-name="T40_3">Wyczuwam</text:span><text:span text:style-name="T40_4"><text:s/></text:span><text:span text:style-name="T40_5">gwałtowny</text:span><text:span text:style-name="T40_6"><text:s/></text:span><text:span text:style-name="T40_7">przypływ</text:span><text:span text:style-name="T40_8"><text:s/></text:span><text:span text:style-name="T40_9">gotówki</text:span><text:span text:style-name="T40_10">,<text:s/></text:span><text:span text:style-name="T40_11">ciekawe</text:span><text:span text:style-name="T40_12">,<text:s/></text:span><text:span text:style-name="T40_13">dlaczego</text:span><text:span text:style-name="T40_14">?<text:s/></text:span></text:p>
      <text:h text:style-name="P41" text:outline-level="10"><text:bookmark-start text:name="h.evn9zmlqhgp4"/><text:bookmark-end text:name="h.evn9zmlqhgp4"/><text:span text:style-name="T41_1">Strzelec</text:span></text:h>
      <text:p text:style-name="P42"><text:span text:style-name="T42_1">22<text:s/></text:span><text:span text:style-name="T42_2">listopada</text:span><text:span text:style-name="T42_3"><text:s/>–<text:s/>21<text:s/></text:span><text:span text:style-name="T42_4">grudnia</text:span><text:span text:style-name="T42_5"><text:s/></text:span></text:p>
      <text:p text:style-name="P43"><text:span text:style-name="T43_1">Miłość</text:span><text:span text:style-name="T43_2">:<text:s/></text:span><text:span text:style-name="T43_3">Postrzelisz</text:span><text:span text:style-name="T43_4"><text:s/></text:span><text:span text:style-name="T43_5">w</text:span><text:span text:style-name="T43_6"><text:s/></text:span><text:span text:style-name="T43_7">tyłek</text:span><text:span text:style-name="T43_8"><text:s/></text:span><text:span text:style-name="T43_9">jakąś</text:span><text:span text:style-name="T43_10"><text:s/></text:span><text:span text:style-name="T43_11">brzydką</text:span><text:span text:style-name="T43_12"><text:s/></text:span><text:span text:style-name="T43_13">dziewczynę</text:span><text:span text:style-name="T43_14">.<text:s/></text:span><text:span text:style-name="T43_15">W</text:span><text:span text:style-name="T43_16"><text:s/></text:span><text:span text:style-name="T43_17">odwecie</text:span><text:span text:style-name="T43_18"><text:s/></text:span><text:span text:style-name="T43_19">dostaniesz</text:span><text:span text:style-name="T43_20"><text:s/></text:span><text:span text:style-name="T43_21">lanie</text:span><text:span text:style-name="T43_22">.<text:s/></text:span><text:span text:style-name="T43_23">O</text:span><text:span text:style-name="T43_24"><text:s/></text:span><text:span text:style-name="T43_25">dziwo</text:span><text:span text:style-name="T43_26">,<text:s/></text:span><text:span text:style-name="T43_27">zakochasz</text:span><text:span text:style-name="T43_28"><text:s/></text:span><text:span text:style-name="T43_29">się</text:span><text:span text:style-name="T43_30"><text:s/></text:span><text:span text:style-name="T43_31">w</text:span><text:span text:style-name="T43_32"><text:s/></text:span><text:span text:style-name="T43_33">niej</text:span><text:span text:style-name="T43_34"><text:s/></text:span><text:span text:style-name="T43_35">z</text:span><text:span text:style-name="T43_36"><text:s/></text:span><text:span text:style-name="T43_37">powodu</text:span><text:span text:style-name="T43_38"><text:s/></text:span><text:span text:style-name="T43_39">syndromu</text:span><text:span text:style-name="T43_40"><text:s/></text:span><text:span text:style-name="T43_41">sztokholmskiego</text:span><text:span text:style-name="T43_42">!<text:s/></text:span></text:p>
      <text:p text:style-name="P44"><text:span text:style-name="T44_1">Kariera</text:span><text:span text:style-name="T44_2">:<text:s/></text:span><text:span text:style-name="T44_3">Zostaniesz</text:span><text:span text:style-name="T44_4"><text:s/></text:span><text:span text:style-name="T44_5">zwolniony</text:span><text:span text:style-name="T44_6"><text:s/></text:span><text:span text:style-name="T44_7">z</text:span><text:span text:style-name="T44_8"><text:s/></text:span><text:span text:style-name="T44_9">pracy</text:span><text:span text:style-name="T44_10">/</text:span><text:span text:style-name="T44_11">wywalony</text:span><text:span text:style-name="T44_12"><text:s/></text:span><text:span text:style-name="T44_13">ze</text:span><text:span text:style-name="T44_14"><text:s/></text:span><text:span text:style-name="T44_15">szkoły</text:span><text:span text:style-name="T44_16">.<text:s/></text:span><text:span text:style-name="T44_17">Ta</text:span><text:span text:style-name="T44_18"><text:s/></text:span><text:span text:style-name="T44_19">dziewczyna</text:span><text:span text:style-name="T44_20"><text:s/></text:span><text:span text:style-name="T44_21">była</text:span><text:span text:style-name="T44_22"><text:s/></text:span><text:span text:style-name="T44_23">córką</text:span><text:span text:style-name="T44_24"><text:s/></text:span><text:span text:style-name="T44_25">dyrektora</text:span><text:span text:style-name="T44_26">.<text:s/></text:span></text:p>
      <text:p text:style-name="P45"><text:span text:style-name="T45_1">Pieniądze</text:span><text:span text:style-name="T45_2">:<text:s/></text:span><text:span text:style-name="T45_3">Musisz</text:span><text:span text:style-name="T45_4"><text:s/></text:span><text:span text:style-name="T45_5">zacisnąć</text:span><text:span text:style-name="T45_6"><text:s/></text:span><text:span text:style-name="T45_7">pasa</text:span><text:span text:style-name="T45_8">!<text:s/></text:span></text:p>
      <text:h text:style-name="P46" text:outline-level="10"><text:bookmark-start text:name="h.e0zecj32vg0n"/><text:bookmark-end text:name="h.e0zecj32vg0n"/><text:span text:style-name="T46_1">Koziorożec</text:span><text:span text:style-name="T46_2"><text:s/></text:span></text:h>
      <text:p text:style-name="P47"><text:span text:style-name="T47_1">22<text:s/></text:span><text:span text:style-name="T47_2">grudnia</text:span><text:span text:style-name="T47_3"><text:s/>–<text:s/>19<text:s/></text:span><text:span text:style-name="T47_4">stycznia</text:span><text:span text:style-name="T47_5"><text:s/></text:span></text:p>
      <text:p text:style-name="P48"><text:span text:style-name="T48_1">Miłość</text:span><text:span text:style-name="T48_2">:<text:s/></text:span><text:span text:style-name="T48_3">Jaka</text:span><text:span text:style-name="T48_4"><text:s/></text:span><text:span text:style-name="T48_5">miłość</text:span><text:span text:style-name="T48_6">?<text:s/></text:span><text:span text:style-name="T48_7">Masz</text:span><text:span text:style-name="T48_8"><text:s/></text:span><text:span text:style-name="T48_9">to</text:span><text:span text:style-name="T48_10"><text:s/></text:span><text:span text:style-name="T48_11">szczęście</text:span><text:span text:style-name="T48_12">,<text:s/></text:span><text:span text:style-name="T48_13">że</text:span><text:span text:style-name="T48_14"><text:s/></text:span><text:span text:style-name="T48_15">jesteś</text:span><text:span text:style-name="T48_16"><text:s/></text:span><text:span text:style-name="T48_17">forever</text:span><text:span text:style-name="T48_18"><text:s/></text:span><text:span text:style-name="T48_19">alone</text:span><text:span text:style-name="T48_20">.<text:s/></text:span></text:p>
      <text:p text:style-name="P49"><text:span text:style-name="T49_1">Kariera</text:span><text:span text:style-name="T49_2">:<text:s/></text:span><text:span text:style-name="T49_3">Na</text:span><text:span text:style-name="T49_4"><text:s/></text:span><text:span text:style-name="T49_5">początku</text:span><text:span text:style-name="T49_6"><text:s/></text:span><text:span text:style-name="T49_7">miesiąca</text:span><text:span text:style-name="T49_8"><text:s/></text:span><text:span text:style-name="T49_9">będzie</text:span><text:span text:style-name="T49_10"><text:s/></text:span><text:span text:style-name="T49_11">ci</text:span><text:span text:style-name="T49_12"><text:s/></text:span><text:span text:style-name="T49_13">szło</text:span><text:span text:style-name="T49_14"><text:s/></text:span><text:span text:style-name="T49_15">bardzo</text:span><text:span text:style-name="T49_16"><text:s/></text:span><text:span text:style-name="T49_17">źle</text:span><text:span text:style-name="T49_18">,<text:s/></text:span><text:span text:style-name="T49_19">ale</text:span><text:span text:style-name="T49_20"><text:s/></text:span><text:span text:style-name="T49_21">w</text:span><text:span text:style-name="T49_22"><text:s/></text:span><text:span text:style-name="T49_23">drugiej</text:span><text:span text:style-name="T49_24"><text:s/></text:span><text:span text:style-name="T49_25">połowie</text:span><text:span text:style-name="T49_26"><text:s/></text:span><text:span text:style-name="T49_27">się</text:span><text:span text:style-name="T49_28"><text:s/></text:span><text:span text:style-name="T49_29">poprawisz</text:span><text:span text:style-name="T49_30"><text:s/></text:span><text:span text:style-name="T49_31">i</text:span><text:span text:style-name="T49_32"><text:s/></text:span><text:span text:style-name="T49_33">pozabijasz</text:span><text:span text:style-name="T49_34"><text:s/></text:span><text:span text:style-name="T49_35">ich</text:span><text:span text:style-name="T49_36"><text:s/></text:span><text:span text:style-name="T49_37">wszystkich</text:span><text:span text:style-name="T49_38">.<text:s/></text:span></text:p>
      <text:p text:style-name="P50"><text:span text:style-name="T50_1">Pieniądze</text:span><text:span text:style-name="T50_2">:<text:s/></text:span><text:span text:style-name="T50_3">Duży</text:span><text:span text:style-name="T50_4"><text:s/></text:span><text:span text:style-name="T50_5">przypływ</text:span><text:span text:style-name="T50_6"><text:s/></text:span><text:span text:style-name="T50_7">gotówki</text:span><text:span text:style-name="T50_8"><text:s/></text:span><text:span text:style-name="T50_9">za</text:span><text:span text:style-name="T50_10"><text:s/></text:span><text:span text:style-name="T50_11">zabite</text:span><text:span text:style-name="T50_12"><text:s/></text:span><text:span text:style-name="T50_13">smoki</text:span><text:span text:style-name="T50_14">.<text:s/></text:span></text:p>
      <text:h text:style-name="P51" text:outline-level="10"><text:bookmark-start text:name="h.uosrvvwk6ae2"/><text:bookmark-end text:name="h.uosrvvwk6ae2"/><text:span text:style-name="T51_1">Wodnik</text:span></text:h>
      <text:p text:style-name="P52"><text:span text:style-name="T52_1">od</text:span><text:span text:style-name="T52_2"><text:s/>20<text:s/></text:span><text:span text:style-name="T52_3">stycznia</text:span><text:span text:style-name="T52_4"><text:s/>–<text:s/>18<text:s/></text:span><text:span text:style-name="T52_5">lutego</text:span><text:span text:style-name="T52_6"><text:s/></text:span></text:p>
      <text:p text:style-name="P53"><text:span text:style-name="T53_1">Miłość</text:span><text:span text:style-name="T53_2">:<text:s/></text:span><text:span text:style-name="T53_3">Mokro</text:span><text:span text:style-name="T53_4"><text:s/></text:span><text:span text:style-name="T53_5">i</text:span><text:span text:style-name="T53_6"><text:s/></text:span><text:span text:style-name="T53_7">samotnie</text:span><text:span text:style-name="T53_8">.<text:s/></text:span></text:p>
      <text:p text:style-name="P54"><text:span text:style-name="T54_1">Kariera</text:span><text:span text:style-name="T54_2">:<text:s/></text:span><text:span text:style-name="T54_3">Masz</text:span><text:span text:style-name="T54_4"><text:s/></text:span><text:span text:style-name="T54_5">spore</text:span><text:span text:style-name="T54_6"><text:s/></text:span><text:span text:style-name="T54_7">szanse</text:span><text:span text:style-name="T54_8"><text:s/></text:span><text:span text:style-name="T54_9">zostać</text:span><text:span text:style-name="T54_10"><text:s/></text:span><text:span text:style-name="T54_11">ratownikiem</text:span><text:span text:style-name="T54_12"><text:s/></text:span><text:span text:style-name="T54_13">na</text:span><text:span text:style-name="T54_14"><text:s/></text:span><text:span text:style-name="T54_15">miejskim</text:span><text:span text:style-name="T54_16"><text:s/></text:span><text:span text:style-name="T54_17">basenie</text:span><text:span text:style-name="T54_18">.<text:s/></text:span></text:p>
      <text:p text:style-name="P55"><text:span text:style-name="T55_1">Pieniądze</text:span><text:span text:style-name="T55_2">:<text:s/></text:span><text:span text:style-name="T55_3">Wygrasz</text:span><text:span text:style-name="T55_4"><text:s/></text:span><text:span text:style-name="T55_5">kilka</text:span><text:span text:style-name="T55_6"><text:s/></text:span><text:span text:style-name="T55_7">zakładów</text:span><text:span text:style-name="T55_8"><text:s/></text:span><text:span text:style-name="T55_9">i</text:span><text:span text:style-name="T55_10"><text:s/></text:span><text:span text:style-name="T55_11">bank</text:span><text:span text:style-name="T55_12"><text:s/></text:span><text:span text:style-name="T55_13">nie</text:span><text:span text:style-name="T55_14"><text:s/></text:span><text:span text:style-name="T55_15">odbierze</text:span><text:span text:style-name="T55_16"><text:s/></text:span><text:span text:style-name="T55_17">ci</text:span><text:span text:style-name="T55_18"><text:s/></text:span><text:span text:style-name="T55_19">dzięki</text:span><text:span text:style-name="T55_20"><text:s/></text:span><text:span text:style-name="T55_21">temu</text:span><text:span text:style-name="T55_22"><text:s/></text:span><text:span text:style-name="T55_23">domu</text:span><text:span text:style-name="T55_24">.</text:span></text:p>
      <text:p text:style-name="P56"/>
      <text:h text:style-name="P57" text:outline-level="10"><text:bookmark-start text:name="h.wi8iy64toduk"/><text:bookmark-end text:name="h.wi8iy64toduk"/><text:span text:style-name="T57_1">Ryby</text:span></text:h>
      <text:p text:style-name="P58"><text:span text:style-name="T58_1">19<text:s/></text:span><text:span text:style-name="T58_2">lutego</text:span><text:span text:style-name="T58_3"><text:s/>–<text:s/>20<text:s/></text:span><text:span text:style-name="T58_4">marca</text:span><text:span text:style-name="T58_5"><text:s/></text:span></text:p>
      <text:p text:style-name="P59"><text:span text:style-name="T59_1">Miłość</text:span><text:span text:style-name="T59_2">:<text:s/></text:span><text:span text:style-name="T59_3">Na</text:span><text:span text:style-name="T59_4"><text:s/></text:span><text:span text:style-name="T59_5">zlocie</text:span><text:span text:style-name="T59_6"><text:s/></text:span><text:span text:style-name="T59_7">miłośników</text:span><text:span text:style-name="T59_8"><text:s/></text:span><text:span text:style-name="T59_9">akwarystyki</text:span><text:span text:style-name="T59_10"><text:s/></text:span><text:span text:style-name="T59_11">poznasz</text:span><text:span text:style-name="T59_12"><text:s/></text:span><text:span text:style-name="T59_13">seksowną</text:span><text:span text:style-name="T59_14"><text:s/>80-</text:span><text:span text:style-name="T59_15">latkę</text:span><text:span text:style-name="T59_16">.<text:s/></text:span><text:span text:style-name="T59_17">Leci</text:span><text:span text:style-name="T59_18"><text:s/></text:span><text:span text:style-name="T59_19">na</text:span><text:span text:style-name="T59_20"><text:s/></text:span><text:span text:style-name="T59_21">ciebie</text:span><text:span text:style-name="T59_22">.<text:s/></text:span><text:span text:style-name="T59_23">Szczęściarz</text:span><text:span text:style-name="T59_24">!<text:s/></text:span></text:p>
      <text:p text:style-name="P60"><text:span text:style-name="T60_1">Kariera</text:span><text:span text:style-name="T60_2">:<text:s/></text:span><text:span text:style-name="T60_3">Sprzedasz</text:span><text:span text:style-name="T60_4"><text:s/></text:span><text:span text:style-name="T60_5">gupiki</text:span><text:span text:style-name="T60_6"><text:s/></text:span><text:span text:style-name="T60_7">do</text:span><text:span text:style-name="T60_8"><text:s/></text:span><text:span text:style-name="T60_9">sklepu</text:span><text:span text:style-name="T60_10"><text:s/></text:span><text:span text:style-name="T60_11">zoologicznego</text:span><text:span text:style-name="T60_12">.<text:s/></text:span></text:p>
      <text:p text:style-name="P61"><text:span text:style-name="T61_1">Pieniądze</text:span><text:span text:style-name="T61_2">:<text:s/></text:span><text:span text:style-name="T61_3">Dostaniesz</text:span><text:span text:style-name="T61_4"><text:s/>2<text:s/></text:span><text:span text:style-name="T61_5">złote</text:span><text:span text:style-name="T61_6"><text:s/></text:span><text:span text:style-name="T61_7">za</text:span><text:span text:style-name="T61_8"><text:s/></text:span><text:span text:style-name="T61_9">gupiki</text:span><text:span text:style-name="T61_10">.</text:span></text:p>
      <text:p text:style-name="P62"/>
      <text:p text:style-name="P63"><text:span text:style-name="T63_1">Grafiki</text:span><text:span text:style-name="T63_2">:</text:span></text:p>
      <text:p text:style-name="P64"><text:span text:style-name="T64_1"><text:a xlink:type="simple" xlink:href="http://i.ytimg.com/vi/Q2ixLnqaK68/maxresdefault.jpg"><text:span text:style-name="T64_2">http</text:span></text:a></text:span><text:span text:style-name="T64_3"><text:a xlink:type="simple" xlink:href="http://i.ytimg.com/vi/Q2ixLnqaK68/maxresdefault.jpg"><text:span text:style-name="T64_4">://</text:span></text:a></text:span><text:span text:style-name="T64_5"><text:a xlink:type="simple" xlink:href="http://i.ytimg.com/vi/Q2ixLnqaK68/maxresdefault.jpg"><text:span text:style-name="T64_6">i</text:span></text:a></text:span><text:span text:style-name="T64_7"><text:a xlink:type="simple" xlink:href="http://i.ytimg.com/vi/Q2ixLnqaK68/maxresdefault.jpg"><text:span text:style-name="T64_8">.</text:span></text:a></text:span><text:span text:style-name="T64_9"><text:a xlink:type="simple" xlink:href="http://i.ytimg.com/vi/Q2ixLnqaK68/maxresdefault.jpg"><text:span text:style-name="T64_10">ytimg</text:span></text:a></text:span><text:span text:style-name="T64_11"><text:a xlink:type="simple" xlink:href="http://i.ytimg.com/vi/Q2ixLnqaK68/maxresdefault.jpg"><text:span text:style-name="T64_12">.</text:span></text:a></text:span><text:span text:style-name="T64_13"><text:a xlink:type="simple" xlink:href="http://i.ytimg.com/vi/Q2ixLnqaK68/maxresdefault.jpg"><text:span text:style-name="T64_14">com</text:span></text:a></text:span><text:span text:style-name="T64_15"><text:a xlink:type="simple" xlink:href="http://i.ytimg.com/vi/Q2ixLnqaK68/maxresdefault.jpg"><text:span text:style-name="T64_16">/</text:span></text:a></text:span><text:span text:style-name="T64_17"><text:a xlink:type="simple" xlink:href="http://i.ytimg.com/vi/Q2ixLnqaK68/maxresdefault.jpg"><text:span text:style-name="T64_18">vi</text:span></text:a></text:span><text:span text:style-name="T64_19"><text:a xlink:type="simple" xlink:href="http://i.ytimg.com/vi/Q2ixLnqaK68/maxresdefault.jpg"><text:span text:style-name="T64_20">/</text:span></text:a></text:span><text:span text:style-name="T64_21"><text:a xlink:type="simple" xlink:href="http://i.ytimg.com/vi/Q2ixLnqaK68/maxresdefault.jpg"><text:span text:style-name="T64_22">Q</text:span></text:a></text:span><text:span text:style-name="T64_23"><text:a xlink:type="simple" xlink:href="http://i.ytimg.com/vi/Q2ixLnqaK68/maxresdefault.jpg"><text:span text:style-name="T64_24">2</text:span></text:a></text:span><text:span text:style-name="T64_25"><text:a xlink:type="simple" xlink:href="http://i.ytimg.com/vi/Q2ixLnqaK68/maxresdefault.jpg"><text:span text:style-name="T64_26">ixLnqaK</text:span></text:a></text:span><text:span text:style-name="T64_27"><text:a xlink:type="simple" xlink:href="http://i.ytimg.com/vi/Q2ixLnqaK68/maxresdefault.jpg"><text:span text:style-name="T64_28">68/</text:span></text:a></text:span><text:span text:style-name="T64_29"><text:a xlink:type="simple" xlink:href="http://i.ytimg.com/vi/Q2ixLnqaK68/maxresdefault.jpg"><text:span text:style-name="T64_30">maxresdefault</text:span></text:a></text:span><text:span text:style-name="T64_31"><text:a xlink:type="simple" xlink:href="http://i.ytimg.com/vi/Q2ixLnqaK68/maxresdefault.jpg"><text:span text:style-name="T64_32">.</text:span></text:a></text:span><text:span text:style-name="T64_33"><text:a xlink:type="simple" xlink:href="http://i.ytimg.com/vi/Q2ixLnqaK68/maxresdefault.jpg"><text:span text:style-name="T64_34">jpg</text:span></text:a></text:span></text:p>
      <text:p text:style-name="P65"/>
      <text:p text:style-name="P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